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32pt" officeooo:rsid="001f880c" officeooo:paragraph-rsid="001f880c" style:font-size-asian="32pt" style:font-size-complex="32pt"/>
    </style:style>
    <style:style style:name="P2" style:family="paragraph" style:parent-style-name="Standard">
      <style:text-properties style:font-name="arial" officeooo:rsid="001f880c" officeooo:paragraph-rsid="001f880c"/>
    </style:style>
    <style:style style:name="P3" style:family="paragraph" style:parent-style-name="Standard">
      <style:text-properties style:font-name="arial" fo:font-size="24pt" officeooo:rsid="001f880c" officeooo:paragraph-rsid="001f880c" style:font-size-asian="24pt" style:font-size-complex="24pt"/>
    </style:style>
    <style:style style:name="P4" style:family="paragraph" style:parent-style-name="Standard">
      <style:text-properties style:font-name="arial" fo:font-size="13pt" officeooo:rsid="001f880c" officeooo:paragraph-rsid="001f880c" style:font-size-asian="13pt" style:font-size-complex="13pt"/>
    </style:style>
    <style:style style:name="P5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style:font-name="arial" fo:font-size="20pt" officeooo:rsid="001f880c" officeooo:paragraph-rsid="001f880c" style:font-size-asian="20pt" style:font-size-complex="20pt"/>
    </style:style>
    <style:style style:name="P6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style:font-name="arial" fo:font-size="20pt" officeooo:rsid="001f880c" officeooo:paragraph-rsid="001f880c" style:font-size-asian="20pt" style:font-size-complex="20pt"/>
    </style:style>
    <style:style style:name="P7" style:family="paragraph" style:parent-style-name="Standard">
      <loext:graphic-properties draw:fill="none"/>
      <style:paragraph-properties fo:margin-left="0.6866in" fo:margin-right="0in" fo:text-indent="0in" style:auto-text-indent="false" fo:background-color="transparent"/>
      <style:text-properties style:font-name="arial" fo:font-size="13pt" officeooo:rsid="001f880c" officeooo:paragraph-rsid="001f880c" style:font-size-asian="13pt" style:font-size-complex="13pt"/>
    </style:style>
    <style:style style:name="P8" style:family="paragraph" style:parent-style-name="Standard">
      <loext:graphic-properties draw:fill="none"/>
      <style:paragraph-properties fo:margin-left="0.6866in" fo:margin-right="0in" fo:text-align="justify" style:justify-single-word="false" fo:text-indent="0in" style:auto-text-indent="false" fo:background-color="transparent"/>
      <style:text-properties style:font-name="arial" fo:font-size="13pt" officeooo:rsid="001f880c" officeooo:paragraph-rsid="001f880c" style:font-size-asian="13pt" style:font-size-complex="13pt"/>
    </style:style>
    <style:style style:name="P9" style:family="paragraph" style:parent-style-name="Standard">
      <loext:graphic-properties draw:fill="none"/>
      <style:paragraph-properties fo:margin-left="0.6866in" fo:margin-right="0in" fo:text-indent="0in" style:auto-text-indent="false" fo:background-color="transparent"/>
      <style:text-properties style:font-name="arial" fo:font-size="13pt" officeooo:rsid="00216f12" officeooo:paragraph-rsid="00216f12" style:font-size-asian="13pt" style:font-size-complex="13pt"/>
    </style:style>
    <style:style style:name="P10" style:family="paragraph" style:parent-style-name="Standard">
      <loext:graphic-properties draw:fill="none"/>
      <style:paragraph-properties fo:margin-left="0.6866in" fo:margin-right="0in" fo:text-indent="0in" style:auto-text-indent="false" fo:background-color="transparent"/>
      <style:text-properties style:font-name="arial" fo:font-size="13pt" fo:font-weight="bold" officeooo:rsid="001f880c" officeooo:paragraph-rsid="001f880c" style:font-size-asian="13pt" style:font-weight-asian="bold" style:font-size-complex="13pt" style:font-weight-complex="bold"/>
    </style:style>
    <style:style style:name="P11" style:family="paragraph" style:parent-style-name="Standard">
      <loext:graphic-properties draw:fill="none"/>
      <style:paragraph-properties fo:margin-left="0.6866in" fo:margin-right="0in" fo:text-indent="0in" style:auto-text-indent="false" fo:background-color="transparent"/>
      <style:text-properties style:font-name="arial" fo:font-size="13pt" fo:font-weight="bold" officeooo:rsid="001f880c" officeooo:paragraph-rsid="00216f12" style:font-size-asian="13pt" style:font-weight-asian="bold" style:font-size-complex="13pt" style:font-weight-complex="bold"/>
    </style:style>
    <style:style style:name="P12" style:family="paragraph" style:parent-style-name="Standard" style:master-page-name="">
      <loext:graphic-properties draw:fill="none"/>
      <style:paragraph-properties fo:margin-left="0.6866in" fo:margin-right="0in" fo:text-align="justify" style:justify-single-word="false" fo:text-indent="0in" style:auto-text-indent="false" style:page-number="auto" fo:background-color="transparent"/>
      <style:text-properties style:font-name="arial" fo:font-size="13pt" officeooo:rsid="001f880c" officeooo:paragraph-rsid="00216f12" style:font-size-asian="13pt" style:font-size-complex="13pt"/>
    </style:style>
    <style:style style:name="P13" style:family="paragraph" style:parent-style-name="Standard" style:master-page-name="">
      <loext:graphic-properties draw:fill="none"/>
      <style:paragraph-properties fo:margin-left="0.6866in" fo:margin-right="0in" fo:text-align="justify" style:justify-single-word="false" fo:text-indent="0in" style:auto-text-indent="false" style:page-number="auto" fo:background-color="transparent"/>
      <style:text-properties style:font-name="arial" fo:font-size="13pt" officeooo:rsid="001f880c" officeooo:paragraph-rsid="001f880c" style:font-size-asian="13pt" style:font-size-complex="13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3pt" officeooo:rsid="001f880c" officeooo:paragraph-rsid="001f880c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16f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ting system</text:p>
      <text:p text:style-name="P2"/>
      <text:p text:style-name="P5">Database configuration</text:p>
      <text:p text:style-name="P3"/>
      <text:p text:style-name="P13"><text:tab/>Application is coupled with <text:span text:style-name="T1">MySql</text:span> database. By default it is using such credentials to database:</text:p>
      <text:p text:style-name="P8">user: <text:span text:style-name="T1">root</text:span></text:p>
      <text:p text:style-name="P8">password: <text:span text:style-name="T1">password</text:span></text:p>
      <text:p text:style-name="P8">Application is connecting to database on address <text:span text:style-name="T1">127.0.0.1:3306</text:span>.</text:p>
      <text:p text:style-name="P8"/>
      <text:p text:style-name="P8"><text:tab/>Such user has to be created with permissions to database <text:span text:style-name="T1">vote_system</text:span>. In file <text:span text:style-name="T1">tables.sql</text:span> there is script to create proper database and tables.</text:p>
      <text:p text:style-name="P4"/>
      <text:p text:style-name="P5">Running application</text:p>
      <text:p text:style-name="P14"/>
      <text:p text:style-name="P12"><text:tab/>First run of application has to be made with additional argument to initialize database with data. <text:span text:style-name="T2">In order to make first run, command below</text:span> <text:span text:style-name="T2">has to be used</text:span>:</text:p>
      <text:p text:style-name="P7"/>
      <text:p text:style-name="P10">java -jar VoteCalculator-0.0.1-SNAPSHOT.jar first</text:p>
      <text:p text:style-name="P7"/>
      <text:p text:style-name="P9">Another instances of application has to be run without additional argument:</text:p>
      <text:p text:style-name="P9"/>
      <text:p text:style-name="P11">java -jar VoteCalculator-0.0.1-SNAPSHOT.j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980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23:56:42.607016467</meta:creation-date>
    <dc:date>2019-01-19T00:19:41.816956602</dc:date>
    <meta:editing-duration>PT5M59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12" meta:word-count="102" meta:character-count="710" meta:non-whitespace-character-count="617"/>
  </office:meta>
</office:document-meta>
</file>